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ice" table:style-name="ta1">
        <table:shapes>
          <draw:frame draw:z-index="0" draw:style-name="gr1" draw:text-style-name="P1" svg:width="160.21mm" svg:height="90.04mm" svg:x="91.11mm" svg:y="19.13mm">
            <loext:p draw:notify-on-update-of-ranges="nice.B1:nice.B100 nice.A1:nice.A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15625" calcext:value-type="float">
            <text:p>0.0156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.03125" calcext:value-type="float">
            <text:p>0.031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.046875" calcext:value-type="float">
            <text:p>0.04687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0625" calcext:value-type="float">
            <text:p>0.062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078125" calcext:value-type="float">
            <text:p>0.0781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09375" calcext:value-type="float">
            <text:p>0.0937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0.109375" calcext:value-type="float">
            <text:p>0.1093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0.21875" calcext:value-type="float">
            <text:p>0.2187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0.1875" calcext:value-type="float">
            <text:p>0.187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0.203125" calcext:value-type="float">
            <text:p>0.20312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0.359375" calcext:value-type="float">
            <text:p>0.359375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0.90625" calcext:value-type="float">
            <text:p>0.9062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0.578125" calcext:value-type="float">
            <text:p>0.57812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0.734375" calcext:value-type="float">
            <text:p>0.734375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0.859375" calcext:value-type="float">
            <text:p>0.8593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.734375" calcext:value-type="float">
            <text:p>0.73437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0.921875" calcext:value-type="float">
            <text:p>0.92187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0.796875" calcext:value-type="float">
            <text:p>0.79687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640625" calcext:value-type="float">
            <text:p>0.640625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.03125" calcext:value-type="float">
            <text:p>1.0312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.4375" calcext:value-type="float">
            <text:p>1.437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.0625" calcext:value-type="float">
            <text:p>1.062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.734375" calcext:value-type="float">
            <text:p>1.73437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.328125" calcext:value-type="float">
            <text:p>1.328125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.828125" calcext:value-type="float">
            <text:p>1.82812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.3125" calcext:value-type="float">
            <text:p>1.312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.40625" calcext:value-type="float">
            <text:p>1.4062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.984375" calcext:value-type="float">
            <text:p>1.984375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.59375" calcext:value-type="float">
            <text:p>1.59375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.796875" calcext:value-type="float">
            <text:p>1.7968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.03125" calcext:value-type="float">
            <text:p>1.0312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.40625" calcext:value-type="float">
            <text:p>1.4062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.828125" calcext:value-type="float">
            <text:p>1.82812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.546875" calcext:value-type="float">
            <text:p>1.546875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.046875" calcext:value-type="float">
            <text:p>2.046875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.0625" calcext:value-type="float">
            <text:p>2.0625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.1875" calcext:value-type="float">
            <text:p>2.1875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1.53125" calcext:value-type="float">
            <text:p>1.531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1.78125" calcext:value-type="float">
            <text:p>1.7812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.703125" calcext:value-type="float">
            <text:p>2.703125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2.453125" calcext:value-type="float">
            <text:p>2.45312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2.625" calcext:value-type="float">
            <text:p>2.62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.21875" calcext:value-type="float">
            <text:p>3.21875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2.1875" calcext:value-type="float">
            <text:p>2.1875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.84375" calcext:value-type="float">
            <text:p>2.8437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1.34375" calcext:value-type="float">
            <text:p>1.34375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.34375" calcext:value-type="float">
            <text:p>3.34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.359375" calcext:value-type="float">
            <text:p>2.35937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float" office:value="3.3125" calcext:value-type="float">
            <text:p>3.3125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2.671875" calcext:value-type="float">
            <text:p>2.671875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.84375" calcext:value-type="float">
            <text:p>2.84375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.09375" calcext:value-type="float">
            <text:p>3.0937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.390625" calcext:value-type="float">
            <text:p>2.39062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.875" calcext:value-type="float">
            <text:p>2.875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float" office:value="2.21875" calcext:value-type="float">
            <text:p>2.21875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.96875" calcext:value-type="float">
            <text:p>2.9687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3.859375" calcext:value-type="float">
            <text:p>3.859375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2.828125" calcext:value-type="float">
            <text:p>2.828125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3.453125" calcext:value-type="float">
            <text:p>3.453125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float" office:value="4.1875" calcext:value-type="float">
            <text:p>4.187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.890625" calcext:value-type="float">
            <text:p>2.89062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3.546875" calcext:value-type="float">
            <text:p>3.546875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.1875" calcext:value-type="float">
            <text:p>3.1875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4.171875" calcext:value-type="float">
            <text:p>4.171875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4.1875" calcext:value-type="float">
            <text:p>4.18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.71875" calcext:value-type="float">
            <text:p>2.71875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2.71875" calcext:value-type="float">
            <text:p>2.71875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4.625" calcext:value-type="float">
            <text:p>4.625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4.890625" calcext:value-type="float">
            <text:p>4.890625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4.703125" calcext:value-type="float">
            <text:p>4.703125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17:08:44.4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8T17:09:52.818000000</dc:date>
    <meta:editing-duration>PT39M59S</meta:editing-duration>
    <meta:editing-cycles>8</meta:editing-cycles>
    <meta:generator>LibreOffice/5.3.6.1$Windows_x86 LibreOffice_project/686f202eff87ef707079aeb7f485847613344eb7</meta:generator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2cm" svg:stroke-color="#ff0000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scatter" chart:column-mapping="1 0" chart:style-name="ch1">
        <chart:legend chart:legend-position="end" svg:x="11.265cm" svg:y="4.007cm" style:legend-expansion="high" chart:style-name="ch2"/>
        <chart:plot-area chart:style-name="ch3" table:cell-range-address="nice.A1:nice.B100" svg:x="0.358cm" svg:y="0.179cm" svg:width="10.624cm" svg:height="8.644cm">
          <chartooo:coordinate-region svg:x="0.794cm" svg:y="0.352cm" svg:width="9.816cm" svg:height="7.8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ice.A1:nice.A100" chart:class="chart:scatter">
            <chart:domain table:cell-range-address="nice.B1:nice.B100"/>
            <chart:regression-curve chart:style-name="ch7">
              <chart:equation chart:display-equation="true" chart:display-r-square="false" svg:x="1.607cm" svg:y="0.708cm"/>
            </chart:regression-curve>
            <chart:data-point chart:repeated="57"/>
            <chart:data-point chart:style-name="ch8"/>
            <chart:data-point/>
            <chart:data-point chart:style-name="ch8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nice.B1:nice.B100</svg:desc>
                </draw:g>
              </table:table-cell>
              <table:table-cell office:value-type="float" office:value="0.015625">
                <text:p>0.015625</text:p>
                <draw:g>
                  <svg:desc>nice.A1:nice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109375">
                <text:p>0.1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21875">
                <text:p>0.2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203125">
                <text:p>0.203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359375">
                <text:p>0.35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90625">
                <text:p>0.9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578125">
                <text:p>0.57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859375">
                <text:p>0.859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734375">
                <text:p>0.734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796875">
                <text:p>0.796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.4375">
                <text:p>1.4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.734375">
                <text:p>1.73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.328125">
                <text:p>1.328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.828125">
                <text:p>1.828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.40625">
                <text:p>1.4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.984375">
                <text:p>1.984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1.59375">
                <text:p>1.59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.796875">
                <text:p>1.796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.40625">
                <text:p>1.4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.828125">
                <text:p>1.828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.546875">
                <text:p>1.546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.046875">
                <text:p>2.046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.0625">
                <text:p>2.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.53125">
                <text:p>1.53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.78125">
                <text:p>1.7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.703125">
                <text:p>2.703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.453125">
                <text:p>2.453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.21875">
                <text:p>3.21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.84375">
                <text:p>2.84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.34375">
                <text:p>1.343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.34375">
                <text:p>3.3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.359375">
                <text:p>2.359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.3125">
                <text:p>3.3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2.671875">
                <text:p>2.671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2.84375">
                <text:p>2.843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.09375">
                <text:p>3.09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2.390625">
                <text:p>2.39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2.21875">
                <text:p>2.21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.96875">
                <text:p>2.968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3.859375">
                <text:p>3.859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.828125">
                <text:p>2.82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3.453125">
                <text:p>3.453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2.890625">
                <text:p>2.8906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3.546875">
                <text:p>3.546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3.1875">
                <text:p>3.1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4.171875">
                <text:p>4.17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2.71875">
                <text:p>2.71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2.71875">
                <text:p>2.71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4.890625">
                <text:p>4.890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4.703125">
                <text:p>4.703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Windows_x86 LibreOffice_project/686f202eff87ef707079aeb7f485847613344e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